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B100000160C1B3B41B6EB7513C.png" manifest:media-type="image/png"/>
  <manifest:file-entry manifest:full-path="Pictures/1000020100000522000001EEA8644DCB32746E91.png" manifest:media-type="image/png"/>
  <manifest:file-entry manifest:full-path="Pictures/1000020100000522000001EE5DD54746F048431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95cm" fo:min-width="9.1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15cm" fo:min-width="2.7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1.775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9.6cm" svg:height="4.2cm" svg:x="8.2cm" svg:y="1.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8.551cm" svg:height="3.214cm" svg:x="8.649cm" svg:y="1.8cm">
            <draw:image xlink:href="Pictures/1000020100000522000001EE5DD54746F048431A.png" xlink:type="simple" xlink:show="embed" xlink:actuate="onLoad" loext:mime-type="image/png">
              <text:p/>
            </draw:image>
          </draw:frame>
          <draw:custom-shape draw:style-name="gr3" draw:text-style-name="P1" draw:layer="layout" svg:width="3.2cm" svg:height="2.4cm" svg:x="2cm" svg:y="2.19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2.08cm" svg:height="1.38cm" svg:x="2.4cm" svg:y="2.6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ustom-shape draw:style-name="gr3" draw:text-style-name="P1" draw:layer="layout" svg:width="3.2cm" svg:height="2.4cm" svg:x="2cm" svg:y="7.395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945cm" svg:height="1.6cm" svg:x="2.458cm" svg:y="7.881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style-name="gr5" draw:text-style-name="P1" draw:layer="layout" svg:width="2.6cm" svg:height="0.8cm" svg:x="5.4cm" svg:y="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1" draw:layer="layout" svg:width="2.6cm" svg:height="0.8cm" svg:x="5.4cm" svg:y="8.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" draw:text-style-name="P1" draw:layer="layout" svg:width="9.6cm" svg:height="4.2cm" svg:x="8.2cm" svg:y="6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1" draw:layer="layout" svg:width="8.938cm" svg:height="3.36cm" svg:x="8.6cm" svg:y="6.94cm">
            <draw:image xlink:href="Pictures/1000020100000522000001EEA8644DCB32746E91.png" xlink:type="simple" xlink:show="embed" xlink:actuate="onLoad" loext:mime-type="image/png">
              <text:p/>
            </draw:image>
          </draw:frame>
          <draw:frame draw:style-name="gr4" draw:text-style-name="P1" draw:layer="layout" svg:width="6cm" svg:height="1.07cm" svg:x="21cm" svg:y="2.8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ustom-shape draw:style-name="gr5" draw:text-style-name="P1" draw:layer="layout" svg:width="2.6cm" svg:height="0.8cm" svg:x="18.001cm" svg:y="3.0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1" draw:layer="layout" svg:width="5.766cm" svg:height="1.07cm" svg:x="21cm" svg:y="7.9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ustom-shape draw:style-name="gr5" draw:text-style-name="P1" draw:layer="layout" svg:width="2.6cm" svg:height="0.8cm" svg:x="18.001cm" svg:y="8.10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1" draw:layer="layout" svg:width="25.001cm" svg:height="9.302cm" svg:x="1.999cm" svg:y="1.399cm">
          <draw:image xlink:href="Pictures/10000201000003B100000160C1B3B41B6EB7513C.png" xlink:type="simple" xlink:show="embed" xlink:actuate="onLoad" loext:mime-type="image/png">
            <text:p/>
          </draw:image>
        </draw:frame>
        <presentation:notes draw:style-name="dp1">
          <draw:page-thumbnail draw:style-name="gr6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22:24:13.876640536</meta:creation-date>
    <dc:date>2022-03-16T02:13:58.987607056</dc:date>
    <meta:editing-duration>PT3H13M54S</meta:editing-duration>
    <meta:editing-cycles>2</meta:editing-cycles>
    <meta:generator>LibreOffice/6.4.7.2$Linux_X86_64 LibreOffice_project/40$Build-2</meta:generator>
    <meta:document-statistic meta:object-count="41"/>
  </office:meta>
</office:document-meta>
</file>

<file path=Object 1/content.xml><?xml version="1.0" encoding="utf-8"?>
<math xmlns="http://www.w3.org/1998/Math/MathML" display="block">
  <semantics>
    <mrow>
      <mi>Z</mi>
      <mo stretchy="false">=</mo>
      <mfrac>
        <mrow>
          <mover accent="true">
            <mi>X</mi>
            <mo stretchy="false">¯</mo>
          </mover>
          <mo stretchy="false">−</mo>
          <mi>μ</mi>
        </mrow>
        <mfrac>
          <mi>σ</mi>
          <msqrt>
            <mi>n</mi>
          </msqrt>
        </mfrac>
      </mfrac>
    </mrow>
    <annotation encoding="StarMath 5.0">Z  = { bar X - %mu } over {{%sigma} over { sqrt{n} } } 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over accent="true">
            <mi>X</mi>
            <mo stretchy="false">¯</mo>
          </mover>
          <mo stretchy="false">−</mo>
          <mi>μ</mi>
        </mrow>
        <mfrac>
          <mi>s</mi>
          <msqrt>
            <mi>n</mi>
          </msqrt>
        </mfrac>
      </mfrac>
    </mrow>
    <annotation encoding="StarMath 5.0">t  = { bar X - %mu } over {{s} over { sqrt{n} } } </annotation>
  </semantics>
</math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o stretchy="false">−</mo>
              <mi>z</mi>
            </mrow>
            <mo stretchy="false">⩽</mo>
            <mi>Z</mi>
            <mo stretchy="false">⩽</mo>
            <mrow>
              <mo stretchy="false">+</mo>
              <mi>z</mi>
            </mrow>
          </mrow>
        </mrow>
        <mo fence="true" stretchy="false">)</mo>
      </mrow>
    </mrow>
    <annotation encoding="StarMath 5.0">P(-z leslant Z leslant +z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row>
              <mo stretchy="false">−</mo>
              <mi>t</mi>
            </mrow>
            <mo stretchy="false">⩽</mo>
            <mi>T</mi>
            <mo stretchy="false">⩽</mo>
            <mrow>
              <mo stretchy="false">+</mo>
              <mi>t</mi>
            </mrow>
          </mrow>
        </mrow>
        <mo fence="true" stretchy="false">)</mo>
      </mrow>
    </mrow>
    <annotation encoding="StarMath 5.0">P(-t leslant T leslant +t)</annotation>
  </semantics>
</math>
</file>